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>
            <text:p>TC</text:p>
          </table:table-cell>
          <table:table-cell office:value-type="string">
            <text:p>P</text:p>
          </table:table-cell>
          <table:table-cell office:value-type="string">
            <text:p>Rutile <text:s text:c="8"/></text:p>
          </table:table-cell>
          <table:table-cell office:value-type="string">
            <text:p>Rutile TH</text:p>
          </table:table-cell>
          <table:table-cell office:value-type="string">
            <text:p>R</text:p>
          </table:table-cell>
          <table:table-cell office:value-type="float" office:value="8.3145">
            <text:p>8.3145</text:p>
          </table:table-cell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5">
            <text:p>5</text:p>
          </table:table-cell>
          <table:table-cell office:value-type="float" office:value="-8.4173629">
            <text:p>-8.4173629</text:p>
          </table:table-cell>
          <table:table-cell table:formula="of:=(-60952+1.52*([.A2]+273.15)-1741*[.B2])/([.$F$1]*([.A2]+273.15))" office:value-type="float" office:value="-8.42611020322257">
            <text:p>-8.4261102032</text:p>
          </table:table-cell>
          <table:table-cell table:number-columns-repeated="2"/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5">
            <text:p>5</text:p>
          </table:table-cell>
          <table:table-cell office:value-type="float" office:value="-8.3300104">
            <text:p>-8.3300104</text:p>
          </table:table-cell>
          <table:table-cell table:formula="of:=(-60952+1.52*([.A3]+273.15)-1741*[.B3])/([.$F$1]*([.A3]+273.15))" office:value-type="float" office:value="-8.33854550443846">
            <text:p>-8.3385455044</text:p>
          </table:table-cell>
          <table:table-cell table:number-columns-repeated="2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5">
            <text:p>5</text:p>
          </table:table-cell>
          <table:table-cell office:value-type="float" office:value="-8.2443764">
            <text:p>-8.2443764</text:p>
          </table:table-cell>
          <table:table-cell table:formula="of:=(-60952+1.52*([.A4]+273.15)-1741*[.B4])/([.$F$1]*([.A4]+273.15))" office:value-type="float" office:value="-8.25274417873565">
            <text:p>-8.2527441787</text:p>
          </table:table-cell>
          <table:table-cell table:number-columns-repeated="2"/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5">
            <text:p>5</text:p>
          </table:table-cell>
          <table:table-cell office:value-type="float" office:value="-8.1604058">
            <text:p>-8.1604058</text:p>
          </table:table-cell>
          <table:table-cell table:formula="of:=(-60952+1.52*([.A5]+273.15)-1741*[.B5])/([.$F$1]*([.A5]+273.15))" office:value-type="float" office:value="-8.16865349103718">
            <text:p>-8.168653491</text:p>
          </table:table-cell>
          <table:table-cell table:number-columns-repeated="2"/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5">
            <text:p>5</text:p>
          </table:table-cell>
          <table:table-cell office:value-type="float" office:value="-8.0782125">
            <text:p>-8.0782125</text:p>
          </table:table-cell>
          <table:table-cell table:formula="of:=(-60952+1.52*([.A6]+273.15)-1741*[.B6])/([.$F$1]*([.A6]+273.15))" office:value-type="float" office:value="-8.08622278829056">
            <text:p>-8.0862227883</text:p>
          </table:table-cell>
          <table:table-cell table:number-columns-repeated="2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5">
            <text:p>5</text:p>
          </table:table-cell>
          <table:table-cell office:value-type="float" office:value="-7.9972898">
            <text:p>-7.9972898</text:p>
          </table:table-cell>
          <table:table-cell table:formula="of:=(-60952+1.52*([.A7]+273.15)-1741*[.B7])/([.$F$1]*([.A7]+273.15))" office:value-type="float" office:value="-8.00540339772195">
            <text:p>-8.0054033977</text:p>
          </table:table-cell>
          <table:table-cell table:number-columns-repeated="2"/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5">
            <text:p>5</text:p>
          </table:table-cell>
          <table:table-cell office:value-type="float" office:value="-7.9181525">
            <text:p>-7.9181525</text:p>
          </table:table-cell>
          <table:table-cell table:formula="of:=(-60952+1.52*([.A8]+273.15)-1741*[.B8])/([.$F$1]*([.A8]+273.15))" office:value-type="float" office:value="-7.92614853099923">
            <text:p>-7.926148531</text:p>
          </table:table-cell>
          <table:table-cell table:number-columns-repeated="2"/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5">
            <text:p>5</text:p>
          </table:table-cell>
          <table:table-cell office:value-type="float" office:value="-7.8404618">
            <text:p>-7.8404618</text:p>
          </table:table-cell>
          <table:table-cell table:formula="of:=(-60952+1.52*([.A9]+273.15)-1741*[.B9])/([.$F$1]*([.A9]+273.15))" office:value-type="float" office:value="-7.84841319390738">
            <text:p>-7.8484131939</text:p>
          </table:table-cell>
          <table:table-cell table:number-columns-repeated="2"/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5">
            <text:p>5</text:p>
          </table:table-cell>
          <table:table-cell office:value-type="float" office:value="-7.7641655">
            <text:p>-7.7641655</text:p>
          </table:table-cell>
          <table:table-cell table:formula="of:=(-60952+1.52*([.A10]+273.15)-1741*[.B10])/([.$F$1]*([.A10]+273.15))" office:value-type="float" office:value="-7.77215410116994">
            <text:p>-7.7721541012</text:p>
          </table:table-cell>
          <table:table-cell table:number-columns-repeated="2"/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5">
            <text:p>5</text:p>
          </table:table-cell>
          <table:table-cell office:value-type="float" office:value="-7.6892781">
            <text:p>-7.6892781</text:p>
          </table:table-cell>
          <table:table-cell table:formula="of:=(-60952+1.52*([.A11]+273.15)-1741*[.B11])/([.$F$1]*([.A11]+273.15))" office:value-type="float" office:value="-7.69732959607747">
            <text:p>-7.6973295961</text:p>
          </table:table-cell>
          <table:table-cell table:number-columns-repeated="2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5">
            <text:p>5</text:p>
          </table:table-cell>
          <table:table-cell office:value-type="float" office:value="-7.6158674">
            <text:p>-7.6158674</text:p>
          </table:table-cell>
          <table:table-cell table:formula="of:=(-60952+1.52*([.A12]+273.15)-1741*[.B12])/([.$F$1]*([.A12]+273.15))" office:value-type="float" office:value="-7.62389957460969">
            <text:p>-7.6238995746</text:p>
          </table:table-cell>
          <table:table-cell table:number-columns-repeated="2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5">
            <text:p>5</text:p>
          </table:table-cell>
          <table:table-cell office:value-type="float" office:value="-7.5437229">
            <text:p>-7.5437229</text:p>
          </table:table-cell>
          <table:table-cell table:formula="of:=(-60952+1.52*([.A13]+273.15)-1741*[.B13])/([.$F$1]*([.A13]+273.15))" office:value-type="float" office:value="-7.55182541376081">
            <text:p>-7.5518254138</text:p>
          </table:table-cell>
          <table:table-cell table:number-columns-repeated="2"/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5">
            <text:p>5</text:p>
          </table:table-cell>
          <table:table-cell office:value-type="float" office:value="-7.4728236">
            <text:p>-7.4728236</text:p>
          </table:table-cell>
          <table:table-cell table:formula="of:=(-60952+1.52*([.A14]+273.15)-1741*[.B14])/([.$F$1]*([.A14]+273.15))" office:value-type="float" office:value="-7.4810699037988">
            <text:p>-7.4810699038</text:p>
          </table:table-cell>
          <table:table-cell table:number-columns-repeated="2"/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5">
            <text:p>5</text:p>
          </table:table-cell>
          <table:table-cell office:value-type="float" office:value="-7.4032886">
            <text:p>-7.4032886</text:p>
          </table:table-cell>
          <table:table-cell table:formula="of:=(-60952+1.52*([.A15]+273.15)-1741*[.B15])/([.$F$1]*([.A15]+273.15))" office:value-type="float" office:value="-7.41159718420913">
            <text:p>-7.4115971842</text:p>
          </table:table-cell>
          <table:table-cell table:number-columns-repeated="2"/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5">
            <text:p>5</text:p>
          </table:table-cell>
          <table:table-cell office:value-type="float" office:value="-7.334811">
            <text:p>-7.334811</text:p>
          </table:table-cell>
          <table:table-cell table:formula="of:=(-60952+1.52*([.A16]+273.15)-1741*[.B16])/([.$F$1]*([.A16]+273.15))" office:value-type="float" office:value="-7.34337268309117">
            <text:p>-7.3433726831</text:p>
          </table:table-cell>
          <table:table-cell table:number-columns-repeated="2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5">
            <text:p>5</text:p>
          </table:table-cell>
          <table:table-cell office:value-type="float" office:value="-7.2676733">
            <text:p>-7.2676733</text:p>
          </table:table-cell>
          <table:table-cell table:formula="of:=(-60952+1.52*([.A17]+273.15)-1741*[.B17])/([.$F$1]*([.A17]+273.15))" office:value-type="float" office:value="-7.27636305979216">
            <text:p>-7.2763630598</text:p>
          </table:table-cell>
          <table:table-cell table:number-columns-repeated="2"/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5">
            <text:p>5</text:p>
          </table:table-cell>
          <table:table-cell office:value-type="float" office:value="-7.2015945">
            <text:p>-7.2015945</text:p>
          </table:table-cell>
          <table:table-cell table:formula="of:=(-60952+1.52*([.A18]+273.15)-1741*[.B18])/([.$F$1]*([.A18]+273.15))" office:value-type="float" office:value="-7.21053615057865">
            <text:p>-7.2105361506</text:p>
          </table:table-cell>
          <table:table-cell table:number-columns-repeated="2"/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5">
            <text:p>5</text:p>
          </table:table-cell>
          <table:table-cell office:value-type="float" office:value="-7.1366733">
            <text:p>-7.1366733</text:p>
          </table:table-cell>
          <table:table-cell table:formula="of:=(-60952+1.52*([.A19]+273.15)-1741*[.B19])/([.$F$1]*([.A19]+273.15))" office:value-type="float" office:value="-7.14586091715946">
            <text:p>-7.1458609172</text:p>
          </table:table-cell>
          <table:table-cell table:number-columns-repeated="2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5">
            <text:p>5</text:p>
          </table:table-cell>
          <table:table-cell office:value-type="float" office:value="-7.0727965">
            <text:p>-7.0727965</text:p>
          </table:table-cell>
          <table:table-cell table:formula="of:=(-60952+1.52*([.A20]+273.15)-1741*[.B20])/([.$F$1]*([.A20]+273.15))" office:value-type="float" office:value="-7.08230739788707">
            <text:p>-7.0823073979</text:p>
          </table:table-cell>
          <table:table-cell table:number-columns-repeated="2"/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5">
            <text:p>5</text:p>
          </table:table-cell>
          <table:table-cell office:value-type="float" office:value="-7.0100253">
            <text:p>-7.0100253</text:p>
          </table:table-cell>
          <table:table-cell table:formula="of:=(-60952+1.52*([.A21]+273.15)-1741*[.B21])/([.$F$1]*([.A21]+273.15))" office:value-type="float" office:value="-7.01984666147626">
            <text:p>-7.0198466615</text:p>
          </table:table-cell>
          <table:table-cell table:number-columns-repeated="2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5">
            <text:p>5</text:p>
          </table:table-cell>
          <table:table-cell office:value-type="float" office:value="-6.9482916">
            <text:p>-6.9482916</text:p>
          </table:table-cell>
          <table:table-cell table:formula="of:=(-60952+1.52*([.A22]+273.15)-1741*[.B22])/([.$F$1]*([.A22]+273.15))" office:value-type="float" office:value="-6.95845076308975">
            <text:p>-6.9584507631</text:p>
          </table:table-cell>
          <table:table-cell table:number-columns-repeated="2"/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5">
            <text:p>5</text:p>
          </table:table-cell>
          <table:table-cell office:value-type="float" office:value="-6.8875752">
            <text:p>-6.8875752</text:p>
          </table:table-cell>
          <table:table-cell table:formula="of:=(-60952+1.52*([.A23]+273.15)-1741*[.B23])/([.$F$1]*([.A23]+273.15))" office:value-type="float" office:value="-6.89809270265087">
            <text:p>-6.8980927027</text:p>
          </table:table-cell>
          <table:table-cell table:number-columns-repeated="2"/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5">
            <text:p>5</text:p>
          </table:table-cell>
          <table:table-cell office:value-type="float" office:value="-6.8278313">
            <text:p>-6.8278313</text:p>
          </table:table-cell>
          <table:table-cell table:formula="of:=(-60952+1.52*([.A24]+273.15)-1741*[.B24])/([.$F$1]*([.A24]+273.15))" office:value-type="float" office:value="-6.83874638525249">
            <text:p>-6.8387463853</text:p>
          </table:table-cell>
          <table:table-cell table:number-columns-repeated="2"/>
        </table:table-row>
        <table:table-row table:style-name="ro2" table:number-rows-repeated="1048551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>
            <text:p>TC</text:p>
          </table:table-cell>
          <table:table-cell office:value-type="string">
            <text:p>P</text:p>
          </table:table-cell>
          <table:table-cell office:value-type="string">
            <text:p>Rutile <text:s text:c="8"/></text:p>
          </table:table-cell>
          <table:table-cell office:value-type="string">
            <text:p>Rutile TH</text:p>
          </table:table-cell>
          <table:table-cell office:value-type="string">
            <text:p>R</text:p>
          </table:table-cell>
          <table:table-cell office:value-type="float" office:value="8.3145">
            <text:p>8.3145</text:p>
          </table:table-cell>
        </table:table-row>
        <table:table-row table:style-name="ro2">
          <table:table-cell office:value-type="float" office:value="550">
            <text:p>550</text:p>
          </table:table-cell>
          <table:table-cell office:value-type="float" office:value="10">
            <text:p>10</text:p>
          </table:table-cell>
          <table:table-cell office:value-type="float" office:value="-11.288458">
            <text:p>-11.288458</text:p>
          </table:table-cell>
          <table:table-cell table:formula="of:=(-60952+1.52*([.A2]+273.15)-1741*[.B2])/([.$F$1]*([.A2]+273.15))" office:value-type="float" office:value="-11.2667888737299">
            <text:p>-11.2667888737</text:p>
          </table:table-cell>
          <table:table-cell table:number-columns-repeated="2"/>
        </table:table-row>
        <table:table-row table:style-name="ro2">
          <table:table-cell office:value-type="float" office:value="560">
            <text:p>560</text:p>
          </table:table-cell>
          <table:table-cell office:value-type="float" office:value="10">
            <text:p>10</text:p>
          </table:table-cell>
          <table:table-cell office:value-type="float" office:value="-11.151368">
            <text:p>-11.151368</text:p>
          </table:table-cell>
          <table:table-cell table:formula="of:=(-60952+1.52*([.A3]+273.15)-1741*[.B3])/([.$F$1]*([.A3]+273.15))" office:value-type="float" office:value="-11.1293634157516">
            <text:p>-11.1293634158</text:p>
          </table:table-cell>
          <table:table-cell table:number-columns-repeated="2"/>
        </table:table-row>
        <table:table-row table:style-name="ro2">
          <table:table-cell office:value-type="float" office:value="570">
            <text:p>570</text:p>
          </table:table-cell>
          <table:table-cell office:value-type="float" office:value="10">
            <text:p>10</text:p>
          </table:table-cell>
          <table:table-cell office:value-type="float" office:value="-11.017294">
            <text:p>-11.017294</text:p>
          </table:table-cell>
          <table:table-cell table:formula="of:=(-60952+1.52*([.A4]+273.15)-1741*[.B4])/([.$F$1]*([.A4]+273.15))" office:value-type="float" office:value="-10.9951977681979">
            <text:p>-10.9951977682</text:p>
          </table:table-cell>
          <table:table-cell table:number-columns-repeated="2"/>
        </table:table-row>
        <table:table-row table:style-name="ro2">
          <table:table-cell office:value-type="float" office:value="580">
            <text:p>580</text:p>
          </table:table-cell>
          <table:table-cell office:value-type="float" office:value="10">
            <text:p>10</text:p>
          </table:table-cell>
          <table:table-cell office:value-type="float" office:value="-10.886587">
            <text:p>-10.886587</text:p>
          </table:table-cell>
          <table:table-cell table:formula="of:=(-60952+1.52*([.A5]+273.15)-1741*[.B5])/([.$F$1]*([.A5]+273.15))" office:value-type="float" office:value="-10.8641773037317">
            <text:p>-10.8641773037</text:p>
          </table:table-cell>
          <table:table-cell table:number-columns-repeated="2"/>
        </table:table-row>
        <table:table-row table:style-name="ro2">
          <table:table-cell office:value-type="float" office:value="590">
            <text:p>590</text:p>
          </table:table-cell>
          <table:table-cell office:value-type="float" office:value="10">
            <text:p>10</text:p>
          </table:table-cell>
          <table:table-cell office:value-type="float" office:value="-10.758778">
            <text:p>-10.758778</text:p>
          </table:table-cell>
          <table:table-cell table:formula="of:=(-60952+1.52*([.A6]+273.15)-1741*[.B6])/([.$F$1]*([.A6]+273.15))" office:value-type="float" office:value="-10.7361927070629">
            <text:p>-10.7361927071</text:p>
          </table:table-cell>
          <table:table-cell table:number-columns-repeated="2"/>
        </table:table-row>
        <table:table-row table:style-name="ro2"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-10.634648">
            <text:p>-10.634648</text:p>
          </table:table-cell>
          <table:table-cell table:formula="of:=(-60952+1.52*([.A7]+273.15)-1741*[.B7])/([.$F$1]*([.A7]+273.15))" office:value-type="float" office:value="-10.6111396707599">
            <text:p>-10.6111396708</text:p>
          </table:table-cell>
          <table:table-cell table:number-columns-repeated="2"/>
        </table:table-row>
        <table:table-row table:style-name="ro2">
          <table:table-cell office:value-type="float" office:value="610">
            <text:p>610</text:p>
          </table:table-cell>
          <table:table-cell office:value-type="float" office:value="10">
            <text:p>10</text:p>
          </table:table-cell>
          <table:table-cell office:value-type="float" office:value="-10.511744">
            <text:p>-10.511744</text:p>
          </table:table-cell>
          <table:table-cell table:formula="of:=(-60952+1.52*([.A8]+273.15)-1741*[.B8])/([.$F$1]*([.A8]+273.15))" office:value-type="float" office:value="-10.4889186117269">
            <text:p>-10.4889186117</text:p>
          </table:table-cell>
          <table:table-cell table:number-columns-repeated="2"/>
        </table:table-row>
        <table:table-row table:style-name="ro2">
          <table:table-cell office:value-type="float" office:value="620">
            <text:p>620</text:p>
          </table:table-cell>
          <table:table-cell office:value-type="float" office:value="10">
            <text:p>10</text:p>
          </table:table-cell>
          <table:table-cell office:value-type="float" office:value="-10.392311">
            <text:p>-10.392311</text:p>
          </table:table-cell>
          <table:table-cell table:formula="of:=(-60952+1.52*([.A9]+273.15)-1741*[.B9])/([.$F$1]*([.A9]+273.15))" office:value-type="float" office:value="-10.3694344067281">
            <text:p>-10.3694344067</text:p>
          </table:table-cell>
          <table:table-cell table:number-columns-repeated="2"/>
        </table:table-row>
        <table:table-row table:style-name="ro2">
          <table:table-cell office:value-type="float" office:value="630">
            <text:p>630</text:p>
          </table:table-cell>
          <table:table-cell office:value-type="float" office:value="10">
            <text:p>10</text:p>
          </table:table-cell>
          <table:table-cell office:value-type="float" office:value="-10.275883">
            <text:p>-10.275883</text:p>
          </table:table-cell>
          <table:table-cell table:formula="of:=(-60952+1.52*([.A10]+273.15)-1741*[.B10])/([.$F$1]*([.A10]+273.15))" office:value-type="float" office:value="-10.2525961454818">
            <text:p>-10.2525961455</text:p>
          </table:table-cell>
          <table:table-cell table:number-columns-repeated="2"/>
        </table:table-row>
        <table:table-row table:style-name="ro2">
          <table:table-cell office:value-type="float" office:value="640">
            <text:p>640</text:p>
          </table:table-cell>
          <table:table-cell office:value-type="float" office:value="10">
            <text:p>10</text:p>
          </table:table-cell>
          <table:table-cell office:value-type="float" office:value="-10.161715">
            <text:p>-10.161715</text:p>
          </table:table-cell>
          <table:table-cell table:formula="of:=(-60952+1.52*([.A11]+273.15)-1741*[.B11])/([.$F$1]*([.A11]+273.15))" office:value-type="float" office:value="-10.1383168999776">
            <text:p>-10.1383169</text:p>
          </table:table-cell>
          <table:table-cell table:number-columns-repeated="2"/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10">
            <text:p>10</text:p>
          </table:table-cell>
          <table:table-cell office:value-type="float" office:value="-10.050043">
            <text:p>-10.050043</text:p>
          </table:table-cell>
          <table:table-cell table:formula="of:=(-60952+1.52*([.A12]+273.15)-1741*[.B12])/([.$F$1]*([.A12]+273.15))" office:value-type="float" office:value="-10.0265135087875">
            <text:p>-10.0265135088</text:p>
          </table:table-cell>
          <table:table-cell table:number-columns-repeated="2"/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10">
            <text:p>10</text:p>
          </table:table-cell>
          <table:table-cell office:value-type="float" office:value="-9.9405498">
            <text:p>-9.9405498</text:p>
          </table:table-cell>
          <table:table-cell table:formula="of:=(-60952+1.52*([.A13]+273.15)-1741*[.B13])/([.$F$1]*([.A13]+273.15))" office:value-type="float" office:value="-9.9171063752449">
            <text:p>-9.9171063752</text:p>
          </table:table-cell>
          <table:table-cell table:number-columns-repeated="2"/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10">
            <text:p>10</text:p>
          </table:table-cell>
          <table:table-cell office:value-type="float" office:value="-9.8336138">
            <text:p>-9.8336138</text:p>
          </table:table-cell>
          <table:table-cell table:formula="of:=(-60952+1.52*([.A14]+273.15)-1741*[.B14])/([.$F$1]*([.A14]+273.15))" office:value-type="float" office:value="-9.81001927846303">
            <text:p>-9.8100192785</text:p>
          </table:table-cell>
          <table:table-cell table:number-columns-repeated="2"/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10">
            <text:p>10</text:p>
          </table:table-cell>
          <table:table-cell office:value-type="float" office:value="-9.7288026">
            <text:p>-9.7288026</text:p>
          </table:table-cell>
          <table:table-cell table:formula="of:=(-60952+1.52*([.A15]+273.15)-1741*[.B15])/([.$F$1]*([.A15]+273.15))" office:value-type="float" office:value="-9.70517919624933">
            <text:p>-9.7051791962</text:p>
          </table:table-cell>
          <table:table-cell table:number-columns-repeated="2"/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10">
            <text:p>10</text:p>
          </table:table-cell>
          <table:table-cell office:value-type="float" office:value="-9.6263832">
            <text:p>-9.6263832</text:p>
          </table:table-cell>
          <table:table-cell table:formula="of:=(-60952+1.52*([.A16]+273.15)-1741*[.B16])/([.$F$1]*([.A16]+273.15))" office:value-type="float" office:value="-9.60251613905174">
            <text:p>-9.6025161391</text:p>
          </table:table-cell>
          <table:table-cell table:number-columns-repeated="2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10">
            <text:p>10</text:p>
          </table:table-cell>
          <table:table-cell office:value-type="float" office:value="-9.5256763">
            <text:p>-9.5256763</text:p>
          </table:table-cell>
          <table:table-cell table:formula="of:=(-60952+1.52*([.A17]+273.15)-1741*[.B17])/([.$F$1]*([.A17]+273.15))" office:value-type="float" office:value="-9.50196299414306">
            <text:p>-9.5019629941</text:p>
          </table:table-cell>
          <table:table-cell table:number-columns-repeated="2"/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10">
            <text:p>10</text:p>
          </table:table-cell>
          <table:table-cell office:value-type="float" office:value="-9.4273981">
            <text:p>-9.4273981</text:p>
          </table:table-cell>
          <table:table-cell table:formula="of:=(-60952+1.52*([.A18]+273.15)-1741*[.B18])/([.$F$1]*([.A18]+273.15))" office:value-type="float" office:value="-9.4034553793144">
            <text:p>-9.4034553793</text:p>
          </table:table-cell>
          <table:table-cell table:number-columns-repeated="2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10">
            <text:p>10</text:p>
          </table:table-cell>
          <table:table-cell office:value-type="float" office:value="-9.330994">
            <text:p>-9.330994</text:p>
          </table:table-cell>
          <table:table-cell table:formula="of:=(-60952+1.52*([.A19]+273.15)-1741*[.B19])/([.$F$1]*([.A19]+273.15))" office:value-type="float" office:value="-9.30693150540763">
            <text:p>-9.3069315054</text:p>
          </table:table-cell>
          <table:table-cell table:number-columns-repeated="2"/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10">
            <text:p>10</text:p>
          </table:table-cell>
          <table:table-cell office:value-type="float" office:value="-9.2363651">
            <text:p>-9.2363651</text:p>
          </table:table-cell>
          <table:table-cell table:formula="of:=(-60952+1.52*([.A20]+273.15)-1741*[.B20])/([.$F$1]*([.A20]+273.15))" office:value-type="float" office:value="-9.21233204706995">
            <text:p>-9.2123320471</text:p>
          </table:table-cell>
          <table:table-cell table:number-columns-repeated="2"/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10">
            <text:p>10</text:p>
          </table:table-cell>
          <table:table-cell office:value-type="float" office:value="-9.1436943">
            <text:p>-9.1436943</text:p>
          </table:table-cell>
          <table:table-cell table:formula="of:=(-60952+1.52*([.A21]+273.15)-1741*[.B21])/([.$F$1]*([.A21]+273.15))" office:value-type="float" office:value="-9.11960002116257">
            <text:p>-9.1196000212</text:p>
          </table:table-cell>
          <table:table-cell table:number-columns-repeated="2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10">
            <text:p>10</text:p>
          </table:table-cell>
          <table:table-cell office:value-type="float" office:value="-9.0526545">
            <text:p>-9.0526545</text:p>
          </table:table-cell>
          <table:table-cell table:formula="of:=(-60952+1.52*([.A22]+273.15)-1741*[.B22])/([.$F$1]*([.A22]+273.15))" office:value-type="float" office:value="-9.02868067229975">
            <text:p>-9.0286806723</text:p>
          </table:table-cell>
          <table:table-cell table:number-columns-repeated="2"/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10">
            <text:p>10</text:p>
          </table:table-cell>
          <table:table-cell office:value-type="float" office:value="-8.9635751">
            <text:p>-8.9635751</text:p>
          </table:table-cell>
          <table:table-cell table:formula="of:=(-60952+1.52*([.A23]+273.15)-1741*[.B23])/([.$F$1]*([.A23]+273.15))" office:value-type="float" office:value="-8.93952136503521">
            <text:p>-8.939521365</text:p>
          </table:table-cell>
          <table:table-cell table:number-columns-repeated="2"/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10">
            <text:p>10</text:p>
          </table:table-cell>
          <table:table-cell office:value-type="float" office:value="-8.8760437">
            <text:p>-8.8760437</text:p>
          </table:table-cell>
          <table:table-cell table:formula="of:=(-60952+1.52*([.A24]+273.15)-1741*[.B24])/([.$F$1]*([.A24]+273.15))" office:value-type="float" office:value="-8.85207148224969">
            <text:p>-8.8520714822</text:p>
          </table:table-cell>
          <table:table-cell table:number-columns-repeated="2"/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10">
            <text:p>10</text:p>
          </table:table-cell>
          <table:table-cell office:value-type="float" office:value="-8.7902378">
            <text:p>-8.7902378</text:p>
          </table:table-cell>
          <table:table-cell table:formula="of:=(-60952+1.52*([.A25]+273.15)-1741*[.B25])/([.$F$1]*([.A25]+273.15))" office:value-type="float" office:value="-8.76628232932763">
            <text:p>-8.7662823293</text:p>
          </table:table-cell>
          <table:table-cell table:number-columns-repeated="2"/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10">
            <text:p>10</text:p>
          </table:table-cell>
          <table:table-cell office:value-type="float" office:value="-8.7059369">
            <text:p>-8.7059369</text:p>
          </table:table-cell>
          <table:table-cell table:formula="of:=(-60952+1.52*([.A26]+273.15)-1741*[.B26])/([.$F$1]*([.A26]+273.15))" office:value-type="float" office:value="-8.68210704374174">
            <text:p>-8.6821070437</text:p>
          </table:table-cell>
          <table:table-cell table:number-columns-repeated="2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-8.6232674">
            <text:p>-8.6232674</text:p>
          </table:table-cell>
          <table:table-cell table:formula="of:=(-60952+1.52*([.A27]+273.15)-1741*[.B27])/([.$F$1]*([.A27]+273.15))" office:value-type="float" office:value="-8.59950050969265">
            <text:p>-8.5995005097</text:p>
          </table:table-cell>
          <table:table-cell table:number-columns-repeated="2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10">
            <text:p>10</text:p>
          </table:table-cell>
          <table:table-cell office:value-type="float" office:value="-8.5420665">
            <text:p>-8.5420665</text:p>
          </table:table-cell>
          <table:table-cell table:formula="of:=(-60952+1.52*([.A28]+273.15)-1741*[.B28])/([.$F$1]*([.A28]+273.15))" office:value-type="float" office:value="-8.51841927747708">
            <text:p>-8.5184192775</text:p>
          </table:table-cell>
          <table:table-cell table:number-columns-repeated="2"/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10">
            <text:p>10</text:p>
          </table:table-cell>
          <table:table-cell office:value-type="float" office:value="-8.462463">
            <text:p>-8.462463</text:p>
          </table:table-cell>
          <table:table-cell table:formula="of:=(-60952+1.52*([.A29]+273.15)-1741*[.B29])/([.$F$1]*([.A29]+273.15))" office:value-type="float" office:value="-8.43882148728165">
            <text:p>-8.4388214873</text:p>
          </table:table-cell>
          <table:table-cell table:number-columns-repeated="2"/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10">
            <text:p>10</text:p>
          </table:table-cell>
          <table:table-cell office:value-type="float" office:value="-8.384326">
            <text:p>-8.384326</text:p>
          </table:table-cell>
          <table:table-cell table:formula="of:=(-60952+1.52*([.A30]+273.15)-1741*[.B30])/([.$F$1]*([.A30]+273.15))" office:value-type="float" office:value="-8.36066679712149">
            <text:p>-8.3606667971</text:p>
          </table:table-cell>
          <table:table-cell table:number-columns-repeated="2"/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10">
            <text:p>10</text:p>
          </table:table-cell>
          <table:table-cell office:value-type="float" office:value="-8.3073459">
            <text:p>-8.3073459</text:p>
          </table:table-cell>
          <table:table-cell table:formula="of:=(-60952+1.52*([.A31]+273.15)-1741*[.B31])/([.$F$1]*([.A31]+273.15))" office:value-type="float" office:value="-8.28391631466308">
            <text:p>-8.2839163147</text:p>
          </table:table-cell>
          <table:table-cell table:number-columns-repeated="2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10">
            <text:p>10</text:p>
          </table:table-cell>
          <table:table-cell office:value-type="float" office:value="-8.2318527">
            <text:p>-8.2318527</text:p>
          </table:table-cell>
          <table:table-cell table:formula="of:=(-60952+1.52*([.A32]+273.15)-1741*[.B32])/([.$F$1]*([.A32]+273.15))" office:value-type="float" office:value="-8.20853253268917">
            <text:p>-8.2085325327</text:p>
          </table:table-cell>
          <table:table-cell table:number-columns-repeated="2"/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10">
            <text:p>10</text:p>
          </table:table-cell>
          <table:table-cell office:value-type="float" office:value="-8.1575853">
            <text:p>-8.1575853</text:p>
          </table:table-cell>
          <table:table-cell table:formula="of:=(-60952+1.52*([.A33]+273.15)-1741*[.B33])/([.$F$1]*([.A33]+273.15))" office:value-type="float" office:value="-8.13447926798083">
            <text:p>-8.134479268</text:p>
          </table:table-cell>
          <table:table-cell table:number-columns-repeated="2"/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10">
            <text:p>10</text:p>
          </table:table-cell>
          <table:table-cell office:value-type="float" office:value="-8.0846584">
            <text:p>-8.0846584</text:p>
          </table:table-cell>
          <table:table-cell table:formula="of:=(-60952+1.52*([.A34]+273.15)-1741*[.B34])/([.$F$1]*([.A34]+273.15))" office:value-type="float" office:value="-8.06172160340735">
            <text:p>-8.0617216034</text:p>
          </table:table-cell>
          <table:table-cell table:number-columns-repeated="2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10">
            <text:p>10</text:p>
          </table:table-cell>
          <table:table-cell office:value-type="float" office:value="-8.013018">
            <text:p>-8.013018</text:p>
          </table:table-cell>
          <table:table-cell table:formula="of:=(-60952+1.52*([.A35]+273.15)-1741*[.B35])/([.$F$1]*([.A35]+273.15))" office:value-type="float" office:value="-7.99022583302931">
            <text:p>-7.990225833</text:p>
          </table:table-cell>
          <table:table-cell table:number-columns-repeated="2"/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10">
            <text:p>10</text:p>
          </table:table-cell>
          <table:table-cell office:value-type="float" office:value="-7.94255">
            <text:p>-7.94255</text:p>
          </table:table-cell>
          <table:table-cell table:formula="of:=(-60952+1.52*([.A36]+273.15)-1741*[.B36])/([.$F$1]*([.A36]+273.15))" office:value-type="float" office:value="-7.91995941003343">
            <text:p>-7.91995941</text:p>
          </table:table-cell>
          <table:table-cell table:number-columns-repeated="2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10">
            <text:p>10</text:p>
          </table:table-cell>
          <table:table-cell office:value-type="float" office:value="-7.8732106">
            <text:p>-7.8732106</text:p>
          </table:table-cell>
          <table:table-cell table:formula="of:=(-60952+1.52*([.A37]+273.15)-1741*[.B37])/([.$F$1]*([.A37]+273.15))" office:value-type="float" office:value="-7.85089089733028">
            <text:p>-7.8508908973</text:p>
          </table:table-cell>
          <table:table-cell table:number-columns-repeated="2"/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10">
            <text:p>10</text:p>
          </table:table-cell>
          <table:table-cell office:value-type="float" office:value="-7.8051184">
            <text:p>-7.8051184</text:p>
          </table:table-cell>
          <table:table-cell table:formula="of:=(-60952+1.52*([.A38]+273.15)-1741*[.B38])/([.$F$1]*([.A38]+273.15))" office:value-type="float" office:value="-7.78298992065727">
            <text:p>-7.7829899207</text:p>
          </table:table-cell>
          <table:table-cell table:number-columns-repeated="2"/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10">
            <text:p>10</text:p>
          </table:table-cell>
          <table:table-cell office:value-type="float" office:value="-7.7381317">
            <text:p>-7.7381317</text:p>
          </table:table-cell>
          <table:table-cell table:formula="of:=(-60952+1.52*([.A39]+273.15)-1741*[.B39])/([.$F$1]*([.A39]+273.15))" office:value-type="float" office:value="-7.71622712403997">
            <text:p>-7.716227124</text:p>
          </table:table-cell>
          <table:table-cell table:number-columns-repeated="2"/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10">
            <text:p>10</text:p>
          </table:table-cell>
          <table:table-cell office:value-type="float" office:value="-7.6721035">
            <text:p>-7.6721035</text:p>
          </table:table-cell>
          <table:table-cell table:formula="of:=(-60952+1.52*([.A40]+273.15)-1741*[.B40])/([.$F$1]*([.A40]+273.15))" office:value-type="float" office:value="-7.65057412747448">
            <text:p>-7.6505741275</text:p>
          </table:table-cell>
          <table:table-cell table:number-columns-repeated="2"/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10">
            <text:p>10</text:p>
          </table:table-cell>
          <table:table-cell office:value-type="float" office:value="-7.6072522">
            <text:p>-7.6072522</text:p>
          </table:table-cell>
          <table:table-cell table:formula="of:=(-60952+1.52*([.A41]+273.15)-1741*[.B41])/([.$F$1]*([.A41]+273.15))" office:value-type="float" office:value="-7.58600348670285">
            <text:p>-7.5860034867</text:p>
          </table:table-cell>
          <table:table-cell table:number-columns-repeated="2"/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10">
            <text:p>10</text:p>
          </table:table-cell>
          <table:table-cell office:value-type="float" office:value="-7.5434122">
            <text:p>-7.5434122</text:p>
          </table:table-cell>
          <table:table-cell table:formula="of:=(-60952+1.52*([.A42]+273.15)-1741*[.B42])/([.$F$1]*([.A42]+273.15))" office:value-type="float" office:value="-7.52248865496153">
            <text:p>-7.522488655</text:p>
          </table:table-cell>
          <table:table-cell table:number-columns-repeated="2"/>
        </table:table-row>
        <table:table-row table:style-name="ro2">
          <table:table-cell office:value-type="float" office:value="960">
            <text:p>960</text:p>
          </table:table-cell>
          <table:table-cell office:value-type="float" office:value="10">
            <text:p>10</text:p>
          </table:table-cell>
          <table:table-cell office:value-type="float" office:value="-7.4806206">
            <text:p>-7.4806206</text:p>
          </table:table-cell>
          <table:table-cell table:formula="of:=(-60952+1.52*([.A43]+273.15)-1741*[.B43])/([.$F$1]*([.A43]+273.15))" office:value-type="float" office:value="-7.46000394659111">
            <text:p>-7.4600039466</text:p>
          </table:table-cell>
          <table:table-cell table:number-columns-repeated="2"/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10">
            <text:p>10</text:p>
          </table:table-cell>
          <table:table-cell office:value-type="float" office:value="-7.4188316">
            <text:p>-7.4188316</text:p>
          </table:table-cell>
          <table:table-cell table:formula="of:=(-60952+1.52*([.A44]+273.15)-1741*[.B44])/([.$F$1]*([.A44]+273.15))" office:value-type="float" office:value="-7.39852450240234">
            <text:p>-7.3985245024</text:p>
          </table:table-cell>
          <table:table-cell table:number-columns-repeated="2"/>
        </table:table-row>
        <table:table-row table:style-name="ro2">
          <table:table-cell office:value-type="float" office:value="980">
            <text:p>980</text:p>
          </table:table-cell>
          <table:table-cell office:value-type="float" office:value="10">
            <text:p>10</text:p>
          </table:table-cell>
          <table:table-cell office:value-type="float" office:value="-7.3578981">
            <text:p>-7.3578981</text:p>
          </table:table-cell>
          <table:table-cell table:formula="of:=(-60952+1.52*([.A45]+273.15)-1741*[.B45])/([.$F$1]*([.A45]+273.15))" office:value-type="float" office:value="-7.33802625670039">
            <text:p>-7.3380262567</text:p>
          </table:table-cell>
          <table:table-cell table:number-columns-repeated="2"/>
        </table:table-row>
        <table:table-row table:style-name="ro2">
          <table:table-cell office:value-type="float" office:value="990">
            <text:p>990</text:p>
          </table:table-cell>
          <table:table-cell office:value-type="float" office:value="10">
            <text:p>10</text:p>
          </table:table-cell>
          <table:table-cell office:value-type="float" office:value="-7.2980108">
            <text:p>-7.2980108</text:p>
          </table:table-cell>
          <table:table-cell table:formula="of:=(-60952+1.52*([.A46]+273.15)-1741*[.B46])/([.$F$1]*([.A46]+273.15))" office:value-type="float" office:value="-7.27848590587558">
            <text:p>-7.2784859059</text:p>
          </table:table-cell>
          <table:table-cell table:number-columns-repeated="2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-7.2389969">
            <text:p>-7.2389969</text:p>
          </table:table-cell>
          <table:table-cell table:formula="of:=(-60952+1.52*([.A47]+273.15)-1741*[.B47])/([.$F$1]*([.A47]+273.15))" office:value-type="float" office:value="-7.21988087847415">
            <text:p>-7.2198808785</text:p>
          </table:table-cell>
          <table:table-cell table:number-columns-repeated="2"/>
        </table:table-row>
        <table:table-row table:style-name="ro2">
          <table:table-cell office:value-type="float" office:value="1010">
            <text:p>1010</text:p>
          </table:table-cell>
          <table:table-cell office:value-type="float" office:value="10">
            <text:p>10</text:p>
          </table:table-cell>
          <table:table-cell office:value-type="float" office:value="-7.1808724">
            <text:p>-7.1808724</text:p>
          </table:table-cell>
          <table:table-cell table:formula="of:=(-60952+1.52*([.A48]+273.15)-1741*[.B48])/([.$F$1]*([.A48]+273.15))" office:value-type="float" office:value="-7.16218930666875">
            <text:p>-7.1621893067</text:p>
          </table:table-cell>
          <table:table-cell table:number-columns-repeated="2"/>
        </table:table-row>
        <table:table-row table:style-name="ro2">
          <table:table-cell office:value-type="float" office:value="1020">
            <text:p>1020</text:p>
          </table:table-cell>
          <table:table-cell office:value-type="float" office:value="10">
            <text:p>10</text:p>
          </table:table-cell>
          <table:table-cell office:value-type="float" office:value="-7.1235973">
            <text:p>-7.1235973</text:p>
          </table:table-cell>
          <table:table-cell table:formula="of:=(-60952+1.52*([.A49]+273.15)-1741*[.B49])/([.$F$1]*([.A49]+273.15))" office:value-type="float" office:value="-7.10538999905242">
            <text:p>-7.1053899991</text:p>
          </table:table-cell>
          <table:table-cell table:number-columns-repeated="2"/>
        </table:table-row>
        <table:table-row table:style-name="ro2">
          <table:table-cell office:value-type="float" office:value="1030">
            <text:p>1030</text:p>
          </table:table-cell>
          <table:table-cell office:value-type="float" office:value="10">
            <text:p>10</text:p>
          </table:table-cell>
          <table:table-cell office:value-type="float" office:value="-7.0671603">
            <text:p>-7.0671603</text:p>
          </table:table-cell>
          <table:table-cell table:formula="of:=(-60952+1.52*([.A50]+273.15)-1741*[.B50])/([.$F$1]*([.A50]+273.15))" office:value-type="float" office:value="-7.0494624146854">
            <text:p>-7.0494624147</text:p>
          </table:table-cell>
          <table:table-cell table:number-columns-repeated="2"/>
        </table:table-row>
        <table:table-row table:style-name="ro2">
          <table:table-cell office:value-type="float" office:value="1040">
            <text:p>1040</text:p>
          </table:table-cell>
          <table:table-cell office:value-type="float" office:value="10">
            <text:p>10</text:p>
          </table:table-cell>
          <table:table-cell office:value-type="float" office:value="-7.0116565">
            <text:p>-7.0116565</text:p>
          </table:table-cell>
          <table:table-cell table:formula="of:=(-60952+1.52*([.A51]+273.15)-1741*[.B51])/([.$F$1]*([.A51]+273.15))" office:value-type="float" office:value="-6.99438663832762">
            <text:p>-6.9943866383</text:p>
          </table:table-cell>
          <table:table-cell table:number-columns-repeated="2"/>
        </table:table-row>
        <table:table-row table:style-name="ro2">
          <table:table-cell office:value-type="float" office:value="1050">
            <text:p>1050</text:p>
          </table:table-cell>
          <table:table-cell office:value-type="float" office:value="10">
            <text:p>10</text:p>
          </table:table-cell>
          <table:table-cell office:value-type="float" office:value="-6.9568965">
            <text:p>-6.9568965</text:p>
          </table:table-cell>
          <table:table-cell table:formula="of:=(-60952+1.52*([.A52]+273.15)-1741*[.B52])/([.$F$1]*([.A52]+273.15))" office:value-type="float" office:value="-6.94014335679443">
            <text:p>-6.9401433568</text:p>
          </table:table-cell>
          <table:table-cell table:number-columns-repeated="2"/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string">
            <text:p>TC</text:p>
          </table:table-cell>
          <table:table-cell office:value-type="string">
            <text:p>P</text:p>
          </table:table-cell>
          <table:table-cell office:value-type="string">
            <text:p>Rutile <text:s text:c="8"/></text:p>
          </table:table-cell>
          <table:table-cell office:value-type="string">
            <text:p>Rutile TH</text:p>
          </table:table-cell>
          <table:table-cell office:value-type="string">
            <text:p>R</text:p>
          </table:table-cell>
          <table:table-cell office:value-type="float" office:value="8.3145">
            <text:p>8.3145</text:p>
          </table:table-cell>
        </table:table-row>
        <table:table-row table:style-name="ro2">
          <table:table-cell office:value-type="float" office:value="650">
            <text:p>650</text:p>
          </table:table-cell>
          <table:table-cell office:value-type="float" office:value="15">
            <text:p>15</text:p>
          </table:table-cell>
          <table:table-cell office:value-type="float" office:value="-11.216518">
            <text:p>-11.216518</text:p>
          </table:table-cell>
          <table:table-cell table:formula="of:=(-60952+1.52*([.A2]+273.15)-1741*[.B2])/([.$F$1]*([.A2]+273.15))" office:value-type="float" office:value="-11.1606370461154">
            <text:p>-11.1606370461</text:p>
          </table:table-cell>
          <table:table-cell table:number-columns-repeated="2"/>
        </table:table-row>
        <table:table-row table:style-name="ro2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office:value-type="float" office:value="-11.09485">
            <text:p>-11.09485</text:p>
          </table:table-cell>
          <table:table-cell table:formula="of:=(-60952+1.52*([.A3]+273.15)-1741*[.B3])/([.$F$1]*([.A3]+273.15))" office:value-type="float" office:value="-11.0390762016225">
            <text:p>-11.0390762016</text:p>
          </table:table-cell>
          <table:table-cell table:number-columns-repeated="2"/>
        </table:table-row>
        <table:table-row table:style-name="ro2">
          <table:table-cell office:value-type="float" office:value="670">
            <text:p>670</text:p>
          </table:table-cell>
          <table:table-cell office:value-type="float" office:value="15">
            <text:p>15</text:p>
          </table:table-cell>
          <table:table-cell office:value-type="float" office:value="-10.974882">
            <text:p>-10.974882</text:p>
          </table:table-cell>
          <table:table-cell table:formula="of:=(-60952+1.52*([.A4]+273.15)-1741*[.B4])/([.$F$1]*([.A4]+273.15))" office:value-type="float" office:value="-10.920093119829">
            <text:p>-10.9200931198</text:p>
          </table:table-cell>
          <table:table-cell table:number-columns-repeated="2"/>
        </table:table-row>
        <table:table-row table:style-name="ro2">
          <table:table-cell office:value-type="float" office:value="680">
            <text:p>680</text:p>
          </table:table-cell>
          <table:table-cell office:value-type="float" office:value="15">
            <text:p>15</text:p>
          </table:table-cell>
          <table:table-cell office:value-type="float" office:value="-10.858722">
            <text:p>-10.858722</text:p>
          </table:table-cell>
          <table:table-cell table:formula="of:=(-60952+1.52*([.A5]+273.15)-1741*[.B5])/([.$F$1]*([.A5]+273.15))" office:value-type="float" office:value="-10.8036066667254">
            <text:p>-10.8036066667</text:p>
          </table:table-cell>
          <table:table-cell table:number-columns-repeated="2"/>
        </table:table-row>
        <table:table-row table:style-name="ro2">
          <table:table-cell office:value-type="float" office:value="690">
            <text:p>690</text:p>
          </table:table-cell>
          <table:table-cell office:value-type="float" office:value="15">
            <text:p>15</text:p>
          </table:table-cell>
          <table:table-cell office:value-type="float" office:value="-10.744787">
            <text:p>-10.744787</text:p>
          </table:table-cell>
          <table:table-cell table:formula="of:=(-60952+1.52*([.A6]+273.15)-1741*[.B6])/([.$F$1]*([.A6]+273.15))" office:value-type="float" office:value="-10.68953907783">
            <text:p>-10.6895390778</text:p>
          </table:table-cell>
          <table:table-cell table:number-columns-repeated="2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15">
            <text:p>15</text:p>
          </table:table-cell>
          <table:table-cell office:value-type="float" office:value="-10.632873">
            <text:p>-10.632873</text:p>
          </table:table-cell>
          <table:table-cell table:formula="of:=(-60952+1.52*([.A7]+273.15)-1741*[.B7])/([.$F$1]*([.A7]+273.15))" office:value-type="float" office:value="-10.5778157850635">
            <text:p>-10.5778157851</text:p>
          </table:table-cell>
          <table:table-cell table:number-columns-repeated="2"/>
        </table:table-row>
        <table:table-row table:style-name="ro2">
          <table:table-cell office:value-type="float" office:value="710">
            <text:p>710</text:p>
          </table:table-cell>
          <table:table-cell office:value-type="float" office:value="15">
            <text:p>15</text:p>
          </table:table-cell>
          <table:table-cell office:value-type="float" office:value="-10.523053">
            <text:p>-10.523053</text:p>
          </table:table-cell>
          <table:table-cell table:formula="of:=(-60952+1.52*([.A8]+273.15)-1741*[.B8])/([.$F$1]*([.A8]+273.15))" office:value-type="float" office:value="-10.4683652541903">
            <text:p>-10.4683652542</text:p>
          </table:table-cell>
          <table:table-cell table:number-columns-repeated="2"/>
        </table:table-row>
        <table:table-row table:style-name="ro2">
          <table:table-cell office:value-type="float" office:value="720">
            <text:p>720</text:p>
          </table:table-cell>
          <table:table-cell office:value-type="float" office:value="15">
            <text:p>15</text:p>
          </table:table-cell>
          <table:table-cell office:value-type="float" office:value="-10.415883">
            <text:p>-10.415883</text:p>
          </table:table-cell>
          <table:table-cell table:formula="of:=(-60952+1.52*([.A9]+273.15)-1741*[.B9])/([.$F$1]*([.A9]+273.15))" office:value-type="float" office:value="-10.3611188320796">
            <text:p>-10.3611188321</text:p>
          </table:table-cell>
          <table:table-cell table:number-columns-repeated="2"/>
        </table:table-row>
        <table:table-row table:style-name="ro2">
          <table:table-cell office:value-type="float" office:value="730">
            <text:p>730</text:p>
          </table:table-cell>
          <table:table-cell office:value-type="float" office:value="15">
            <text:p>15</text:p>
          </table:table-cell>
          <table:table-cell office:value-type="float" office:value="-10.310287">
            <text:p>-10.310287</text:p>
          </table:table-cell>
          <table:table-cell table:formula="of:=(-60952+1.52*([.A10]+273.15)-1741*[.B10])/([.$F$1]*([.A10]+273.15))" office:value-type="float" office:value="-10.2560106031027">
            <text:p>-10.2560106031</text:p>
          </table:table-cell>
          <table:table-cell table:number-columns-repeated="2"/>
        </table:table-row>
        <table:table-row table:style-name="ro2">
          <table:table-cell office:value-type="float" office:value="740">
            <text:p>740</text:p>
          </table:table-cell>
          <table:table-cell office:value-type="float" office:value="15">
            <text:p>15</text:p>
          </table:table-cell>
          <table:table-cell office:value-type="float" office:value="-10.207291">
            <text:p>-10.207291</text:p>
          </table:table-cell>
          <table:table-cell table:formula="of:=(-60952+1.52*([.A11]+273.15)-1741*[.B11])/([.$F$1]*([.A11]+273.15))" office:value-type="float" office:value="-10.1529772540346">
            <text:p>-10.152977254</text:p>
          </table:table-cell>
          <table:table-cell table:number-columns-repeated="2"/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15">
            <text:p>15</text:p>
          </table:table-cell>
          <table:table-cell office:value-type="float" office:value="-10.106163">
            <text:p>-10.106163</text:p>
          </table:table-cell>
          <table:table-cell table:formula="of:=(-60952+1.52*([.A12]+273.15)-1741*[.B12])/([.$F$1]*([.A12]+273.15))" office:value-type="float" office:value="-10.0519579468776">
            <text:p>-10.0519579469</text:p>
          </table:table-cell>
          <table:table-cell table:number-columns-repeated="2"/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15">
            <text:p>15</text:p>
          </table:table-cell>
          <table:table-cell office:value-type="float" office:value="-10.006803">
            <text:p>-10.006803</text:p>
          </table:table-cell>
          <table:table-cell table:formula="of:=(-60952+1.52*([.A13]+273.15)-1741*[.B13])/([.$F$1]*([.A13]+273.15))" office:value-type="float" office:value="-9.95289419907119">
            <text:p>-9.9528941991</text:p>
          </table:table-cell>
          <table:table-cell table:number-columns-repeated="2"/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15">
            <text:p>15</text:p>
          </table:table-cell>
          <table:table-cell office:value-type="float" office:value="-9.9093855">
            <text:p>-9.9093855</text:p>
          </table:table-cell>
          <table:table-cell table:formula="of:=(-60952+1.52*([.A14]+273.15)-1741*[.B14])/([.$F$1]*([.A14]+273.15))" office:value-type="float" office:value="-9.85572977059199">
            <text:p>-9.8557297706</text:p>
          </table:table-cell>
          <table:table-cell table:number-columns-repeated="2"/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15">
            <text:p>15</text:p>
          </table:table-cell>
          <table:table-cell office:value-type="float" office:value="-9.8139087">
            <text:p>-9.8139087</text:p>
          </table:table-cell>
          <table:table-cell table:formula="of:=(-60952+1.52*([.A15]+273.15)-1741*[.B15])/([.$F$1]*([.A15]+273.15))" office:value-type="float" office:value="-9.76041055748532">
            <text:p>-9.7604105575</text:p>
          </table:table-cell>
          <table:table-cell table:number-columns-repeated="2"/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15">
            <text:p>15</text:p>
          </table:table-cell>
          <table:table-cell office:value-type="float" office:value="-9.7198026">
            <text:p>-9.7198026</text:p>
          </table:table-cell>
          <table:table-cell table:formula="of:=(-60952+1.52*([.A16]+273.15)-1741*[.B16])/([.$F$1]*([.A16]+273.15))" office:value-type="float" office:value="-9.66688449140602">
            <text:p>-9.6668844914</text:p>
          </table:table-cell>
          <table:table-cell table:number-columns-repeated="2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15">
            <text:p>15</text:p>
          </table:table-cell>
          <table:table-cell office:value-type="float" office:value="-9.6285593">
            <text:p>-9.6285593</text:p>
          </table:table-cell>
          <table:table-cell table:formula="of:=(-60952+1.52*([.A17]+273.15)-1741*[.B17])/([.$F$1]*([.A17]+273.15))" office:value-type="float" office:value="-9.57510144477561">
            <text:p>-9.5751014448</text:p>
          </table:table-cell>
          <table:table-cell table:number-columns-repeated="2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15">
            <text:p>15</text:p>
          </table:table-cell>
          <table:table-cell office:value-type="float" office:value="-9.5385072">
            <text:p>-9.5385072</text:p>
          </table:table-cell>
          <table:table-cell table:formula="of:=(-60952+1.52*([.A18]+273.15)-1741*[.B18])/([.$F$1]*([.A18]+273.15))" office:value-type="float" office:value="-9.48501314119335">
            <text:p>-9.4850131412</text:p>
          </table:table-cell>
          <table:table-cell table:number-columns-repeated="2"/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15">
            <text:p>15</text:p>
          </table:table-cell>
          <table:table-cell office:value-type="float" office:value="-9.4496979">
            <text:p>-9.4496979</text:p>
          </table:table-cell>
          <table:table-cell table:formula="of:=(-60952+1.52*([.A19]+273.15)-1741*[.B19])/([.$F$1]*([.A19]+273.15))" office:value-type="float" office:value="-9.3965730707645">
            <text:p>-9.3965730708</text:p>
          </table:table-cell>
          <table:table-cell table:number-columns-repeated="2"/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15">
            <text:p>15</text:p>
          </table:table-cell>
          <table:table-cell office:value-type="float" office:value="-9.3621827">
            <text:p>-9.3621827</text:p>
          </table:table-cell>
          <table:table-cell table:formula="of:=(-60952+1.52*([.A20]+273.15)-1741*[.B20])/([.$F$1]*([.A20]+273.15))" office:value-type="float" office:value="-9.30973641003385">
            <text:p>-9.30973641</text:p>
          </table:table-cell>
          <table:table-cell table:number-columns-repeated="2"/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15">
            <text:p>15</text:p>
          </table:table-cell>
          <table:table-cell office:value-type="float" office:value="-9.2768355">
            <text:p>-9.2768355</text:p>
          </table:table-cell>
          <table:table-cell table:formula="of:=(-60952+1.52*([.A21]+273.15)-1741*[.B21])/([.$F$1]*([.A21]+273.15))" office:value-type="float" office:value="-9.22445994623499">
            <text:p>-9.2244599462</text:p>
          </table:table-cell>
          <table:table-cell table:number-columns-repeated="2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15">
            <text:p>15</text:p>
          </table:table-cell>
          <table:table-cell office:value-type="float" office:value="-9.1927663">
            <text:p>-9.1927663</text:p>
          </table:table-cell>
          <table:table-cell table:formula="of:=(-60952+1.52*([.A22]+273.15)-1741*[.B22])/([.$F$1]*([.A22]+273.15))" office:value-type="float" office:value="-9.14070200558618">
            <text:p>-9.1407020056</text:p>
          </table:table-cell>
          <table:table-cell table:number-columns-repeated="2"/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15">
            <text:p>15</text:p>
          </table:table-cell>
          <table:table-cell office:value-type="float" office:value="-9.1103816">
            <text:p>-9.1103816</text:p>
          </table:table-cell>
          <table:table-cell table:formula="of:=(-60952+1.52*([.A23]+273.15)-1741*[.B23])/([.$F$1]*([.A23]+273.15))" office:value-type="float" office:value="-9.058422385383">
            <text:p>-9.0584223854</text:p>
          </table:table-cell>
          <table:table-cell table:number-columns-repeated="2"/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15">
            <text:p>15</text:p>
          </table:table-cell>
          <table:table-cell office:value-type="float" office:value="-9.0291621">
            <text:p>-9.0291621</text:p>
          </table:table-cell>
          <table:table-cell table:formula="of:=(-60952+1.52*([.A24]+273.15)-1741*[.B24])/([.$F$1]*([.A24]+273.15))" office:value-type="float" office:value="-8.97758228965524">
            <text:p>-8.9775822897</text:p>
          </table:table-cell>
          <table:table-cell table:number-columns-repeated="2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15">
            <text:p>15</text:p>
          </table:table-cell>
          <table:table-cell office:value-type="float" office:value="-8.9495048">
            <text:p>-8.9495048</text:p>
          </table:table-cell>
          <table:table-cell table:formula="of:=(-60952+1.52*([.A25]+273.15)-1741*[.B25])/([.$F$1]*([.A25]+273.15))" office:value-type="float" office:value="-8.89814426817155">
            <text:p>-8.8981442682</text:p>
          </table:table-cell>
          <table:table-cell table:number-columns-repeated="2"/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15">
            <text:p>15</text:p>
          </table:table-cell>
          <table:table-cell office:value-type="float" office:value="-8.8711535">
            <text:p>-8.8711535</text:p>
          </table:table-cell>
          <table:table-cell table:formula="of:=(-60952+1.52*([.A26]+273.15)-1741*[.B26])/([.$F$1]*([.A26]+273.15))" office:value-type="float" office:value="-8.8200721585906">
            <text:p>-8.8200721586</text:p>
          </table:table-cell>
          <table:table-cell table:number-columns-repeated="2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15">
            <text:p>15</text:p>
          </table:table-cell>
          <table:table-cell office:value-type="float" office:value="-8.794141">
            <text:p>-8.794141</text:p>
          </table:table-cell>
          <table:table-cell table:formula="of:=(-60952+1.52*([.A27]+273.15)-1741*[.B27])/([.$F$1]*([.A27]+273.15))" office:value-type="float" office:value="-8.74333103157081">
            <text:p>-8.7433310316</text:p>
          </table:table-cell>
          <table:table-cell table:number-columns-repeated="2"/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15">
            <text:p>15</text:p>
          </table:table-cell>
          <table:table-cell office:value-type="float" office:value="-8.7183821">
            <text:p>-8.7183821</text:p>
          </table:table-cell>
          <table:table-cell table:formula="of:=(-60952+1.52*([.A28]+273.15)-1741*[.B28])/([.$F$1]*([.A28]+273.15))" office:value-type="float" office:value="-8.66788713866367">
            <text:p>-8.6678871387</text:p>
          </table:table-cell>
          <table:table-cell table:number-columns-repeated="2"/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15">
            <text:p>15</text:p>
          </table:table-cell>
          <table:table-cell office:value-type="float" office:value="-8.6438567">
            <text:p>-8.6438567</text:p>
          </table:table-cell>
          <table:table-cell table:formula="of:=(-60952+1.52*([.A29]+273.15)-1741*[.B29])/([.$F$1]*([.A29]+273.15))" office:value-type="float" office:value="-8.59370786282744">
            <text:p>-8.5937078628</text:p>
          </table:table-cell>
          <table:table-cell table:number-columns-repeated="2"/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15">
            <text:p>15</text:p>
          </table:table-cell>
          <table:table-cell office:value-type="float" office:value="-8.5707696">
            <text:p>-8.5707696</text:p>
          </table:table-cell>
          <table:table-cell table:formula="of:=(-60952+1.52*([.A30]+273.15)-1741*[.B30])/([.$F$1]*([.A30]+273.15))" office:value-type="float" office:value="-8.52076167140855">
            <text:p>-8.5207616714</text:p>
          </table:table-cell>
          <table:table-cell table:number-columns-repeated="2"/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15">
            <text:p>15</text:p>
          </table:table-cell>
          <table:table-cell office:value-type="float" office:value="-8.4984385">
            <text:p>-8.4984385</text:p>
          </table:table-cell>
          <table:table-cell table:formula="of:=(-60952+1.52*([.A31]+273.15)-1741*[.B31])/([.$F$1]*([.A31]+273.15))" office:value-type="float" office:value="-8.44901807144857">
            <text:p>-8.4490180714</text:p>
          </table:table-cell>
          <table:table-cell table:number-columns-repeated="2"/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15">
            <text:p>15</text:p>
          </table:table-cell>
          <table:table-cell office:value-type="float" office:value="-8.4277706">
            <text:p>-8.4277706</text:p>
          </table:table-cell>
          <table:table-cell table:formula="of:=(-60952+1.52*([.A32]+273.15)-1741*[.B32])/([.$F$1]*([.A32]+273.15))" office:value-type="float" office:value="-8.37844756718348">
            <text:p>-8.3784475672</text:p>
          </table:table-cell>
          <table:table-cell table:number-columns-repeated="2"/>
        </table:table-row>
      </table:table>
      <table:table table:name="Sheet4" table:style-name="ta1">
        <table:table-column table:style-name="co1" table:number-columns-repeated="6" table:default-cell-style-name="Default"/>
        <table:table-row table:style-name="ro1">
          <table:table-cell office:value-type="string">
            <text:p>TC</text:p>
          </table:table-cell>
          <table:table-cell office:value-type="string">
            <text:p>P</text:p>
          </table:table-cell>
          <table:table-cell office:value-type="string">
            <text:p>Rutile <text:s text:c="8"/></text:p>
          </table:table-cell>
          <table:table-cell office:value-type="string">
            <text:p>Rutile TH</text:p>
          </table:table-cell>
          <table:table-cell office:value-type="string">
            <text:p>R</text:p>
          </table:table-cell>
          <table:table-cell office:value-type="float" office:value="8.3145">
            <text:p>8.3145</text:p>
          </table:table-cell>
        </table:table-row>
        <table:table-row table:style-name="ro2">
          <table:table-cell office:value-type="float" office:value="750">
            <text:p>750</text:p>
          </table:table-cell>
          <table:table-cell office:value-type="float" office:value="20">
            <text:p>20</text:p>
          </table:table-cell>
          <table:table-cell office:value-type="float" office:value="-11.158629">
            <text:p>-11.158629</text:p>
          </table:table-cell>
          <table:table-cell table:formula="of:=(-60952+1.52*([.A2]+273.15)-1741*[.B2])/([.$F$1]*([.A2]+273.15))" office:value-type="float" office:value="-11.0752352214553">
            <text:p>-11.0752352215</text:p>
          </table:table-cell>
          <table:table-cell table:number-columns-repeated="2"/>
        </table:table-row>
        <table:table-row table:style-name="ro2">
          <table:table-cell office:value-type="float" office:value="760">
            <text:p>760</text:p>
          </table:table-cell>
          <table:table-cell office:value-type="float" office:value="20">
            <text:p>20</text:p>
          </table:table-cell>
          <table:table-cell office:value-type="float" office:value="-11.049246">
            <text:p>-11.049246</text:p>
          </table:table-cell>
          <table:table-cell table:formula="of:=(-60952+1.52*([.A3]+273.15)-1741*[.B3])/([.$F$1]*([.A3]+273.15))" office:value-type="float" office:value="-10.9662670331072">
            <text:p>-10.9662670331</text:p>
          </table:table-cell>
          <table:table-cell table:number-columns-repeated="2"/>
        </table:table-row>
        <table:table-row table:style-name="ro2">
          <table:table-cell office:value-type="float" office:value="770">
            <text:p>770</text:p>
          </table:table-cell>
          <table:table-cell office:value-type="float" office:value="20">
            <text:p>20</text:p>
          </table:table-cell>
          <table:table-cell office:value-type="float" office:value="-10.942141">
            <text:p>-10.942141</text:p>
          </table:table-cell>
          <table:table-cell table:formula="of:=(-60952+1.52*([.A4]+273.15)-1741*[.B4])/([.$F$1]*([.A4]+273.15))" office:value-type="float" office:value="-10.8593880589343">
            <text:p>-10.8593880589</text:p>
          </table:table-cell>
          <table:table-cell table:number-columns-repeated="2"/>
        </table:table-row>
        <table:table-row table:style-name="ro2">
          <table:table-cell office:value-type="float" office:value="780">
            <text:p>780</text:p>
          </table:table-cell>
          <table:table-cell office:value-type="float" office:value="20">
            <text:p>20</text:p>
          </table:table-cell>
          <table:table-cell office:value-type="float" office:value="-10.836683">
            <text:p>-10.836683</text:p>
          </table:table-cell>
          <table:table-cell table:formula="of:=(-60952+1.52*([.A5]+273.15)-1741*[.B5])/([.$F$1]*([.A5]+273.15))" office:value-type="float" office:value="-10.754538785643">
            <text:p>-10.7545387856</text:p>
          </table:table-cell>
          <table:table-cell table:number-columns-repeated="2"/>
        </table:table-row>
        <table:table-row table:style-name="ro2">
          <table:table-cell office:value-type="float" office:value="790">
            <text:p>790</text:p>
          </table:table-cell>
          <table:table-cell office:value-type="float" office:value="20">
            <text:p>20</text:p>
          </table:table-cell>
          <table:table-cell office:value-type="float" office:value="-10.733395">
            <text:p>-10.733395</text:p>
          </table:table-cell>
          <table:table-cell table:formula="of:=(-60952+1.52*([.A6]+273.15)-1741*[.B6])/([.$F$1]*([.A6]+273.15))" office:value-type="float" office:value="-10.6516619390703">
            <text:p>-10.6516619391</text:p>
          </table:table-cell>
          <table:table-cell table:number-columns-repeated="2"/>
        </table:table-row>
        <table:table-row table:style-name="ro2">
          <table:table-cell office:value-type="float" office:value="800">
            <text:p>800</text:p>
          </table:table-cell>
          <table:table-cell office:value-type="float" office:value="20">
            <text:p>20</text:p>
          </table:table-cell>
          <table:table-cell office:value-type="float" office:value="-10.631705">
            <text:p>-10.631705</text:p>
          </table:table-cell>
          <table:table-cell table:formula="of:=(-60952+1.52*([.A7]+273.15)-1741*[.B7])/([.$F$1]*([.A7]+273.15))" office:value-type="float" office:value="-10.5507023798586">
            <text:p>-10.5507023799</text:p>
          </table:table-cell>
          <table:table-cell table:number-columns-repeated="2"/>
        </table:table-row>
        <table:table-row table:style-name="ro2">
          <table:table-cell office:value-type="float" office:value="810">
            <text:p>810</text:p>
          </table:table-cell>
          <table:table-cell office:value-type="float" office:value="20">
            <text:p>20</text:p>
          </table:table-cell>
          <table:table-cell office:value-type="float" office:value="-10.532489">
            <text:p>-10.532489</text:p>
          </table:table-cell>
          <table:table-cell table:formula="of:=(-60952+1.52*([.A8]+273.15)-1741*[.B8])/([.$F$1]*([.A8]+273.15))" office:value-type="float" office:value="-10.4516070049096">
            <text:p>-10.4516070049</text:p>
          </table:table-cell>
          <table:table-cell table:number-columns-repeated="2"/>
        </table:table-row>
        <table:table-row table:style-name="ro2">
          <table:table-cell office:value-type="float" office:value="820">
            <text:p>820</text:p>
          </table:table-cell>
          <table:table-cell office:value-type="float" office:value="20">
            <text:p>20</text:p>
          </table:table-cell>
          <table:table-cell office:value-type="float" office:value="-10.43531">
            <text:p>-10.43531</text:p>
          </table:table-cell>
          <table:table-cell table:formula="of:=(-60952+1.52*([.A9]+273.15)-1741*[.B9])/([.$F$1]*([.A9]+273.15))" office:value-type="float" office:value="-10.3543246542473">
            <text:p>-10.3543246542</text:p>
          </table:table-cell>
          <table:table-cell table:number-columns-repeated="2"/>
        </table:table-row>
        <table:table-row table:style-name="ro2">
          <table:table-cell office:value-type="float" office:value="830">
            <text:p>830</text:p>
          </table:table-cell>
          <table:table-cell office:value-type="float" office:value="20">
            <text:p>20</text:p>
          </table:table-cell>
          <table:table-cell office:value-type="float" office:value="-10.339291">
            <text:p>-10.339291</text:p>
          </table:table-cell>
          <table:table-cell table:formula="of:=(-60952+1.52*([.A10]+273.15)-1741*[.B10])/([.$F$1]*([.A10]+273.15))" office:value-type="float" office:value="-10.2588060229462">
            <text:p>-10.2588060229</text:p>
          </table:table-cell>
          <table:table-cell table:number-columns-repeated="2"/>
        </table:table-row>
        <table:table-row table:style-name="ro2">
          <table:table-cell office:value-type="float" office:value="840">
            <text:p>840</text:p>
          </table:table-cell>
          <table:table-cell office:value-type="float" office:value="20">
            <text:p>20</text:p>
          </table:table-cell>
          <table:table-cell office:value-type="float" office:value="-10.244722">
            <text:p>-10.244722</text:p>
          </table:table-cell>
          <table:table-cell table:formula="of:=(-60952+1.52*([.A11]+273.15)-1741*[.B11])/([.$F$1]*([.A11]+273.15))" office:value-type="float" office:value="-10.1650035778069">
            <text:p>-10.1650035778</text:p>
          </table:table-cell>
          <table:table-cell table:number-columns-repeated="2"/>
        </table:table-row>
        <table:table-row table:style-name="ro2">
          <table:table-cell office:value-type="float" office:value="850">
            <text:p>850</text:p>
          </table:table-cell>
          <table:table-cell office:value-type="float" office:value="20">
            <text:p>20</text:p>
          </table:table-cell>
          <table:table-cell office:value-type="float" office:value="-10.152264">
            <text:p>-10.152264</text:p>
          </table:table-cell>
          <table:table-cell table:formula="of:=(-60952+1.52*([.A12]+273.15)-1741*[.B12])/([.$F$1]*([.A12]+273.15))" office:value-type="float" office:value="-10.0728714784832">
            <text:p>-10.0728714785</text:p>
          </table:table-cell>
          <table:table-cell table:number-columns-repeated="2"/>
        </table:table-row>
        <table:table-row table:style-name="ro2">
          <table:table-cell office:value-type="float" office:value="860">
            <text:p>860</text:p>
          </table:table-cell>
          <table:table-cell office:value-type="float" office:value="20">
            <text:p>20</text:p>
          </table:table-cell>
          <table:table-cell office:value-type="float" office:value="-10.060813">
            <text:p>-10.060813</text:p>
          </table:table-cell>
          <table:table-cell table:formula="of:=(-60952+1.52*([.A13]+273.15)-1741*[.B13])/([.$F$1]*([.A13]+273.15))" office:value-type="float" office:value="-9.98236550278518">
            <text:p>-9.9823655028</text:p>
          </table:table-cell>
          <table:table-cell table:number-columns-repeated="2"/>
        </table:table-row>
        <table:table-row table:style-name="ro2">
          <table:table-cell office:value-type="float" office:value="870">
            <text:p>870</text:p>
          </table:table-cell>
          <table:table-cell office:value-type="float" office:value="20">
            <text:p>20</text:p>
          </table:table-cell>
          <table:table-cell office:value-type="float" office:value="-9.9710288">
            <text:p>-9.9710288</text:p>
          </table:table-cell>
          <table:table-cell table:formula="of:=(-60952+1.52*([.A14]+273.15)-1741*[.B14])/([.$F$1]*([.A14]+273.15))" office:value-type="float" office:value="-9.89344297590313">
            <text:p>-9.8934429759</text:p>
          </table:table-cell>
          <table:table-cell table:number-columns-repeated="2"/>
        </table:table-row>
        <table:table-row table:style-name="ro2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office:value-type="float" office:value="-9.8841562">
            <text:p>-9.8841562</text:p>
          </table:table-cell>
          <table:table-cell table:formula="of:=(-60952+1.52*([.A15]+273.15)-1741*[.B15])/([.$F$1]*([.A15]+273.15))" office:value-type="float" office:value="-9.80606270331379">
            <text:p>-9.8060627033</text:p>
          </table:table-cell>
          <table:table-cell table:number-columns-repeated="2"/>
        </table:table-row>
        <table:table-row table:style-name="ro2">
          <table:table-cell office:value-type="float" office:value="890">
            <text:p>890</text:p>
          </table:table-cell>
          <table:table-cell office:value-type="float" office:value="20">
            <text:p>20</text:p>
          </table:table-cell>
          <table:table-cell office:value-type="float" office:value="-9.7986241">
            <text:p>-9.7986241</text:p>
          </table:table-cell>
          <table:table-cell table:formula="of:=(-60952+1.52*([.A16]+273.15)-1741*[.B16])/([.$F$1]*([.A16]+273.15))" office:value-type="float" office:value="-9.72018490714777">
            <text:p>-9.7201849071</text:p>
          </table:table-cell>
          <table:table-cell table:number-columns-repeated="2"/>
        </table:table-row>
        <table:table-row table:style-name="ro2">
          <table:table-cell office:value-type="float" office:value="900">
            <text:p>900</text:p>
          </table:table-cell>
          <table:table-cell office:value-type="float" office:value="20">
            <text:p>20</text:p>
          </table:table-cell>
          <table:table-cell office:value-type="float" office:value="-9.7130538">
            <text:p>-9.7130538</text:p>
          </table:table-cell>
          <table:table-cell table:formula="of:=(-60952+1.52*([.A17]+273.15)-1741*[.B17])/([.$F$1]*([.A17]+273.15))" office:value-type="float" office:value="-9.63577116581133">
            <text:p>-9.6357711658</text:p>
          </table:table-cell>
          <table:table-cell table:number-columns-repeated="2"/>
        </table:table-row>
        <table:table-row table:style-name="ro2">
          <table:table-cell office:value-type="float" office:value="910">
            <text:p>910</text:p>
          </table:table-cell>
          <table:table-cell office:value-type="float" office:value="20">
            <text:p>20</text:p>
          </table:table-cell>
          <table:table-cell office:value-type="float" office:value="-9.6298396">
            <text:p>-9.6298396</text:p>
          </table:table-cell>
          <table:table-cell table:formula="of:=(-60952+1.52*([.A18]+273.15)-1741*[.B18])/([.$F$1]*([.A18]+273.15))" office:value-type="float" office:value="-9.55278435667008">
            <text:p>-9.5527843567</text:p>
          </table:table-cell>
          <table:table-cell table:number-columns-repeated="2"/>
        </table:table-row>
        <table:table-row table:style-name="ro2">
          <table:table-cell office:value-type="float" office:value="920">
            <text:p>920</text:p>
          </table:table-cell>
          <table:table-cell office:value-type="float" office:value="20">
            <text:p>20</text:p>
          </table:table-cell>
          <table:table-cell office:value-type="float" office:value="-9.5482891">
            <text:p>-9.5482891</text:p>
          </table:table-cell>
          <table:table-cell table:formula="of:=(-60952+1.52*([.A19]+273.15)-1741*[.B19])/([.$F$1]*([.A19]+273.15))" office:value-type="float" office:value="-9.47118860161492">
            <text:p>-9.4711886016</text:p>
          </table:table-cell>
          <table:table-cell table:number-columns-repeated="2"/>
        </table:table-row>
        <table:table-row table:style-name="ro2">
          <table:table-cell office:value-type="float" office:value="930">
            <text:p>930</text:p>
          </table:table-cell>
          <table:table-cell office:value-type="float" office:value="20">
            <text:p>20</text:p>
          </table:table-cell>
          <table:table-cell office:value-type="float" office:value="-9.467787">
            <text:p>-9.467787</text:p>
          </table:table-cell>
          <table:table-cell table:formula="of:=(-60952+1.52*([.A20]+273.15)-1741*[.B20])/([.$F$1]*([.A20]+273.15))" office:value-type="float" office:value="-9.39094921534262">
            <text:p>-9.3909492153</text:p>
          </table:table-cell>
          <table:table-cell table:number-columns-repeated="2"/>
        </table:table-row>
        <table:table-row table:style-name="ro2">
          <table:table-cell office:value-type="float" office:value="940">
            <text:p>940</text:p>
          </table:table-cell>
          <table:table-cell office:value-type="float" office:value="20">
            <text:p>20</text:p>
          </table:table-cell>
          <table:table-cell office:value-type="float" office:value="-9.3879345">
            <text:p>-9.3879345</text:p>
          </table:table-cell>
          <table:table-cell table:formula="of:=(-60952+1.52*([.A21]+273.15)-1741*[.B21])/([.$F$1]*([.A21]+273.15))" office:value-type="float" office:value="-9.31203265619429">
            <text:p>-9.3120326562</text:p>
          </table:table-cell>
          <table:table-cell table:number-columns-repeated="2"/>
        </table:table-row>
        <table:table-row table:style-name="ro2">
          <table:table-cell office:value-type="float" office:value="950">
            <text:p>950</text:p>
          </table:table-cell>
          <table:table-cell office:value-type="float" office:value="20">
            <text:p>20</text:p>
          </table:table-cell>
          <table:table-cell office:value-type="float" office:value="-9.3097586">
            <text:p>-9.3097586</text:p>
          </table:table-cell>
          <table:table-cell table:formula="of:=(-60952+1.52*([.A22]+273.15)-1741*[.B22])/([.$F$1]*([.A22]+273.15))" office:value-type="float" office:value="-9.23440647940542">
            <text:p>-9.234406479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ron </meta:initial-creator>
    <meta:creation-date>2014-05-12T12:17:34</meta:creation-date>
    <dc:date>2014-05-12T12:25:36</dc:date>
    <dc:creator>dmiron </dc:creator>
    <meta:editing-duration>P0D</meta:editing-duration>
    <meta:editing-cycles>1</meta:editing-cycles>
    <meta:document-statistic meta:table-count="4" meta:cell-count="528" meta:object-count="0"/>
    <meta:generator>LibreOffice/3.5$Linux_X86_64 LibreOffice_project/350m1$Build-2</meta:generator>
  </office:meta>
</office:document-meta>
</file>